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72f" officeooo:paragraph-rsid="001f672f"/>
    </style:style>
    <style:style style:name="P2" style:family="paragraph" style:parent-style-name="Standard">
      <style:text-properties fo:font-weight="bold" officeooo:rsid="001f672f" officeooo:paragraph-rsid="001f672f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f672f" officeooo:paragraph-rsid="001f672f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normal" officeooo:rsid="001f672f" officeooo:paragraph-rsid="001f672f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weight="normal" officeooo:rsid="001fb28b" officeooo:paragraph-rsid="001fb28b" style:font-weight-asian="normal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normal" officeooo:rsid="001f672f" officeooo:paragraph-rsid="001f672f" style:font-weight-asian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officeooo:rsid="001f672f" officeooo:paragraph-rsid="001f672f" style:font-weight-asian="bold" style:font-weight-complex="bold"/>
    </style:style>
    <style:style style:name="T1" style:family="text">
      <style:text-properties officeooo:rsid="001fb28b"/>
    </style:style>
    <style:style style:name="T2" style:family="text">
      <style:text-properties officeooo:rsid="00207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p text:style-name="P1"/>
      <text:p text:style-name="P2">I. Cameron Customers.</text:p>
      <text:p text:style-name="P3">A. The user can log in and see all of their information but not any other information.</text:p>
      <text:p text:style-name="P1"/>
      <text:p text:style-name="P1"><text:tab/>B. The user can register for an account if they do not have one. (the approval process should go to the customer rep (info input by the Cameron administrator<text:span text:style-name="T1">)).</text:span></text:p>
      <text:p text:style-name="P1"/>
      <text:p text:style-name="P1"><text:tab/><text:span text:style-name="T2">C. The customer can view help documentation.</text:span></text:p>
      <text:p text:style-name="P1"/>
      <text:p text:style-name="P1"><text:tab/><text:span text:style-name="T2">D. The customer can input order information and retrieve documentation.</text:span></text:p>
      <text:p text:style-name="P1"/>
      <text:p text:style-name="P2">II. Cameron Employees.</text:p>
      <text:p text:style-name="P4">A. The documentation supervisor can run a report to track user logins by customer, day, geographic location.</text:p>
      <text:p text:style-name="P6"/>
      <text:p text:style-name="P7">III. Cameron Administrator.</text:p>
      <text:p text:style-name="P5">A. The administrator can update the help documentation.</text:p>
      <text:p text:style-name="P5"/>
      <text:p text:style-name="P5">B. The administrator can update the messaging on all pages of the site.</text:p>
      <text:p text:style-name="P5"/>
      <text:p text:style-name="P5">C. The administrator can remove/block user accounts.</text:p>
      <text:p text:style-name="P5"/>
      <text:p text:style-name="P5">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1:03:27.875985457</meta:creation-date>
    <dc:date>2017-03-30T21:23:03.162955611</dc:date>
    <meta:editing-duration>PT19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20" meta:character-count="735" meta:non-whitespace-character-count="624"/>
  </office:meta>
</office:document-meta>
</file>